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liv_cepele" table:style-name="ta1">
        <table:shapes>
          <draw:frame draw:z-index="0" draw:style-name="gr1" draw:text-style-name="P1" svg:width="236.54mm" svg:height="97.29mm" svg:x="81.5mm" svg:y="0.46mm">
            <loext:p draw:notify-on-update-of-ranges="vliv_cepele.A1:vliv_cepele.A1 vliv_cepele.A2:vliv_cepele.A31 vliv_cepele.B1:vliv_cepele.B1 vliv_cepele.B2:vliv_cepele.B31 vliv_cepele.A1:vliv_cepele.A1 vliv_cepele.A2:vliv_cepele.A31 vliv_cepele.C1:vliv_cepele.C1 vliv_cepele.C2:vliv_cepele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Poruch čepele</text:p>
          </table:table-cell>
          <table:table-cell office:value-type="string" calcext:value-type="string">
            <text:p>Čokoládových výrobků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4" calcext:value-type="float">
            <text:p>1.4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42" calcext:value-type="float">
            <text:p>1.44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27" calcext:value-type="float">
            <text:p>1.4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33" calcext:value-type="float">
            <text:p>1.4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447" calcext:value-type="float">
            <text:p>1.44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79" calcext:value-type="float">
            <text:p>1.37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464" calcext:value-type="float">
            <text:p>1.46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449" calcext:value-type="float">
            <text:p>1.44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412" calcext:value-type="float">
            <text:p>1.41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434" calcext:value-type="float">
            <text:p>1.43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447" calcext:value-type="float">
            <text:p>1.44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406" calcext:value-type="float">
            <text:p>1.40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442" calcext:value-type="float">
            <text:p>1.44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443" calcext:value-type="float">
            <text:p>1.4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47" calcext:value-type="float">
            <text:p>1.4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5:11:35.927173964</dc:date>
    <meta:editing-duration>PT5M10S</meta:editing-duration>
    <meta:editing-cycles>1</meta:editing-cycles>
    <meta:document-statistic meta:table-count="1" meta:cell-count="9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55cm" svg:height="9.73cm" xlink:href=".." xlink:type="simple" chart:class="chart:scatter" chart:style-name="ch1">
        <chart:legend chart:legend-position="end" svg:x="18.818cm" svg:y="4.317cm" style:legend-expansion="high" chart:style-name="ch2"/>
        <chart:plot-area chart:style-name="ch3" table:cell-range-address="vliv_cepele.A1:vliv_cepele.C31" chart:data-source-has-labels="row" svg:x="1.484cm" svg:y="0.194cm" svg:width="16.861cm" svg:height="8.361cm">
          <chartooo:coordinate-region svg:x="2.211cm" svg:y="0.393cm" svg:width="15.947cm" svg:height="7.515cm"/>
          <chart:axis chart:dimension="x" chart:name="primary-x" chart:style-name="ch4">
            <chart:title svg:x="8.759cm" svg:y="8.749cm" chart:style-name="ch5">
              <text:p>Čas (ve dnech)</text:p>
            </chart:title>
          </chart:axis>
          <chart:axis chart:dimension="y" chart:name="primary-y" chart:style-name="ch4">
            <chart:title svg:x="0.451cm" svg:y="7.223cm" chart:style-name="ch6">
              <text:p>Počet výrobků (v tunách), počet poruch</text:p>
            </chart:title>
            <chart:grid chart:style-name="ch7" chart:class="major"/>
          </chart:axis>
          <chart:series chart:style-name="ch8" chart:values-cell-range-address="vliv_cepele.B2:vliv_cepele.B31" chart:label-cell-address="vliv_cepele.B1:vliv_cepele.B1" chart:class="chart:scatter">
            <chart:domain table:cell-range-address="vliv_cepele.A2:vliv_cepele.A31"/>
            <chart:data-point chart:repeated="30"/>
          </chart:series>
          <chart:series chart:style-name="ch9" chart:values-cell-range-address="vliv_cepele.C2:vliv_cepele.C31" chart:label-cell-address="vliv_cepele.C1:vliv_cepele.C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Poruch čepele</text:p>
                <draw:g>
                  <svg:desc>vliv_cepele.B1:vliv_cepele.B1</svg:desc>
                </draw:g>
              </table:table-cell>
              <table:table-cell office:value-type="string">
                <text:p>Čokoládových výrobků</text:p>
                <draw:g>
                  <svg:desc>vliv_cepele.C1:vliv_cepel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liv_cepele.A2:vliv_cepele.A31</svg:desc>
                </draw:g>
              </table:table-cell>
              <table:table-cell office:value-type="float" office:value="0">
                <text:p>0</text:p>
                <draw:g>
                  <svg:desc>vliv_cepele.B2:vliv_cepele.B31</svg:desc>
                </draw:g>
              </table:table-cell>
              <table:table-cell office:value-type="float" office:value="1.434">
                <text:p>1.434</text:p>
                <draw:g>
                  <svg:desc>vliv_cepele.C2:vliv_cepele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464">
                <text:p>1.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449">
                <text:p>1.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447">
                <text:p>1.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